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ＭＳ ゴシック" svg:font-family="'ＭＳ ゴシック'" style:font-family-generic="modern"/>
    <style:font-face style:name="Helvetica" svg:font-family="Helvetica"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language="es" fo:country="ES" fo:font-weight="bold" style:font-weight-asian="bold"/>
    </style:style>
    <style:style style:name="P3" style:family="paragraph" style:parent-style-name="Standard">
      <style:paragraph-properties fo:text-align="justify" style:justify-single-word="false"/>
      <style:text-properties fo:language="es" fo:country="ES" fo:font-weight="bold" style:font-weight-asian="bold"/>
    </style:style>
    <style:style style:name="P4" style:family="paragraph" style:parent-style-name="Standard" style:list-style-name="WW8Num1">
      <style:paragraph-properties fo:text-align="justify" style:justify-single-word="false"/>
      <style:text-properties fo:language="es" fo:country="ES" fo:font-weight="bold" style:font-weight-asian="bold"/>
    </style:style>
    <style:style style:name="P5" style:family="paragraph" style:parent-style-name="Standard">
      <style:paragraph-properties fo:text-align="justify" style:justify-single-word="false"/>
      <style:text-properties fo:language="es" fo:country="ES" fo:font-weight="bold" style:font-weight-asian="bold" style:font-weight-complex="normal"/>
    </style:style>
    <style:style style:name="P6" style:family="paragraph" style:parent-style-name="Standard">
      <style:paragraph-properties fo:text-align="justify" style:justify-single-word="false"/>
      <style:text-properties fo:language="es" fo:country="ES" fo:font-weight="normal" style:font-weight-asian="normal" style:font-weight-complex="normal"/>
    </style:style>
    <style:style style:name="P7" style:family="paragraph" style:parent-style-name="Standard" style:list-style-name="WW8Num1">
      <style:paragraph-properties fo:text-align="justify" style:justify-single-word="false"/>
      <style:text-properties fo:language="es" fo:country="ES" fo:font-weight="normal" style:font-weight-asian="normal" style:font-weight-complex="normal"/>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list-style-name="WW8Num1">
      <style:paragraph-properties fo:text-align="justify" style:justify-single-word="false"/>
      <style:text-properties fo:language="es" fo:country="ES"/>
    </style:style>
    <style:style style:name="P10" style:family="paragraph" style:parent-style-name="Standard">
      <style:paragraph-properties fo:text-align="justify" style:justify-single-word="false"/>
    </style:style>
    <style:style style:name="P11" style:family="paragraph" style:parent-style-name="Standard" style:list-style-name="WW8Num1">
      <style:paragraph-properties fo:text-align="justify" style:justify-single-word="false"/>
    </style:style>
    <style:style style:name="P12"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13" style:family="paragraph" style:parent-style-name="Standard">
      <style:paragraph-properties fo:text-align="center" style:justify-single-word="false"/>
      <style:text-properties fo:font-size="16pt" fo:language="es" fo:country="ES" style:font-size-asian="16pt" style:font-size-complex="16pt"/>
    </style:style>
    <style:style style:name="P14" style:family="paragraph" style:parent-style-name="Heading_20_4">
      <style:paragraph-properties fo:text-align="justify" style:justify-single-word="false"/>
      <style:text-properties fo:language="es" fo:country="ES" fo:font-weight="bold" style:font-weight-asian="bold"/>
    </style:style>
    <style:style style:name="P15" style:family="paragraph" style:parent-style-name="Heading_20_4">
      <style:paragraph-properties fo:text-align="justify" style:justify-single-word="false"/>
      <style:text-properties fo:language="es" fo:country="ES"/>
    </style:style>
    <style:style style:name="P16" style:family="paragraph" style:parent-style-name="Heading_20_1">
      <style:paragraph-properties fo:text-align="justify" style:justify-single-word="false"/>
      <style:text-properties fo:color="#2300dc" style:font-name="Calibri1"/>
    </style:style>
    <style:style style:name="P17" style:family="paragraph" style:parent-style-name="Heading_20_1">
      <style:paragraph-properties fo:text-align="justify" style:justify-single-word="false"/>
      <style:text-properties fo:color="#0000ff" style:font-name="Calibri1"/>
    </style:style>
    <style:style style:name="P18" style:family="paragraph" style:parent-style-name="Heading_20_1">
      <style:paragraph-properties fo:text-align="justify" style:justify-single-word="false"/>
    </style:style>
    <style:style style:name="P19" style:family="paragraph" style:parent-style-name="Heading_20_1">
      <style:paragraph-properties fo:text-align="justify" style:justify-single-word="false"/>
      <style:text-properties fo:language="es" fo:country="ES"/>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weight-complex="normal"/>
    </style:style>
    <style:style style:name="T4" style:family="text">
      <style:text-properties fo:language="es" fo:country="ES" fo:font-weight="normal" style:font-weight-asian="normal" style:font-weight-complex="normal"/>
    </style:style>
    <style:style style:name="T5" style:family="text">
      <style:text-properties fo:color="#2300dc" style:font-name="Calibri1"/>
    </style:style>
    <style:style style:name="T6" style:family="text">
      <style:text-properties fo:color="#2300dc" style:font-name="Times New Roman"/>
    </style:style>
    <style:style style:name="T7" style:family="text">
      <style:text-properties style:font-name="Calibri1"/>
    </style:style>
    <style:style style:name="T8" style:family="text">
      <style:text-properties style:use-window-font-color="true" style:font-name="Calibri1"/>
    </style:style>
    <style:style style:name="T9" style:family="text">
      <style:text-properties style:use-window-font-color="true" style:font-name="Times New Roman"/>
    </style:style>
    <style:style style:name="T10" style:family="text">
      <style:text-properties style:use-window-font-color="true" style:font-name="Times New Roman" fo:language="es" fo:country="ES" fo:font-weight="bold" style:font-weight-asian="bold"/>
    </style:style>
    <style:style style:name="T11" style:family="text">
      <style:text-properties style:use-window-font-color="true" style:font-name="Times New Roman" fo:language="es" fo:country="ES" fo:font-weight="normal" style:font-weight-asian="normal" style:font-weight-complex="normal"/>
    </style:style>
    <style:style style:name="T12" style:family="text">
      <style:text-properties style:font-name="Times New Roman"/>
    </style:style>
    <style:style style:name="T13" style:family="text">
      <style:text-properties fo:font-weight="bold" style:font-weight-asian="bold"/>
    </style:style>
    <style:style style:name="T14" style:family="text">
      <style:text-properties fo:color="#0000ff"/>
    </style:style>
    <style:style style:name="T15" style:family="text">
      <style:text-properties fo:color="#0000ff" style:font-name="Times New Roman"/>
    </style:style>
    <style:style style:name="T16" style:family="text">
      <style:text-properties fo:color="#0000ff" style:font-name="Times New Roman" fo:language="es" fo:country="ES"/>
    </style:style>
    <style:style style:name="T17" style:family="text">
      <style:text-properties fo:color="#0000ff" style:font-name="Times New Roman" fo:language="es" fo:country="ES" fo:font-weight="bold" style:font-weight-asian="bold"/>
    </style:style>
    <style:style style:name="T18" style:family="text">
      <style:text-properties style:font-name="Helvetica" fo:font-size="12pt" style:font-name-asian="Helvetica" style:font-size-asian="12pt" style:font-name-complex="Helvetica" style:font-size-complex="12pt"/>
    </style:style>
    <style:style style:name="T19" style:family="text">
      <style:text-properties style:font-name="Helvetica" fo:font-size="12pt" fo:font-weight="bold" style:font-name-asian="Helvetica" style:font-size-asian="12pt" style:font-weight-asian="bold" style:font-name-complex="Helvetica" style:font-size-complex="12pt"/>
    </style:style>
    <style:style style:name="T20" style:family="text">
      <style:text-properties fo:language="en" fo:country="US"/>
    </style:style>
    <style:style style:name="T21" style:family="text">
      <style:text-properties fo:color="#000000" style:font-name="Times New Roman"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0">Validation</text:span> Test Plan: (Aplicación viajero)</text:p>
      <text:p text:style-name="P13"><text:span text:style-name="T13">Proyecto TTT (</text:span><text:span text:style-name="T18">Tiempos del Transporte de Teruel</text:span><text:span text:style-name="T19">)</text:span></text:p>
      <text:p text:style-name="P2"/>
      <text:p text:style-name="P3"/>
      <text:h text:style-name="P16" text:outline-level="1">1. Introducción</text:h>
      <text:p text:style-name="P10"><text:span text:style-name="T5"><text:tab/></text:span><text:span text:style-name="T8"> </text:span><text:span text:style-name="T9">El proyecto TTT es una implementación de una aplicación para usuarios que desean conocer el tiempo que falta para la llegada de su autobús urbano y para consulta de las diferentes lineas que circulan por la ciudad. La aplicación será ejecutada en la plataforma electrónica web y Android para dispositivos móviles.</text:span></text:p>
      <text:p text:style-name="P10"><text:span text:style-name="T9"/></text:p>
      <text:p text:style-name="P10"><text:span text:style-name="T9"><text:tab/>Existe una comunicación entre el usuario y el servidor a través de una conexión TCP/IP, la cual será transparente al usuario. Los autobuses serán los encargados de ir mandando al servidor su localización y toda la información necesaria para que los usuarios puedan obtener sus consultas reales. El usuario desconocerá como es el funcionamiento interno del proyecto, él únicamente accederá a nuestra aplicación y realizara diferentes consultas a un servidor sobre lineas, horarios... y el servidor será el encargado de enviar la información a los usuarios que la soliciten.</text:span></text:p>
      <text:p text:style-name="P10"><text:span text:style-name="T9"/></text:p>
      <text:p text:style-name="P10"><text:span text:style-name="T9"/></text:p>
      <text:h text:style-name="P17" text:outline-level="1"><text:span text:style-name="T12">2. Primeras pruebas</text:span></text:h>
      <text:p text:style-name="P10"><text:span text:style-name="T9"/></text:p>
      <text:p text:style-name="P10"><text:span text:style-name="T9"><text:tab/>Las primeras pruebas a realizar serán las relacionadas en la conexión entre el cliente y el servidor. Comunicación entre ambos, envío de peticiones y solicitudes, gestión de las mismas y envío de la información solicitada.</text:span></text:p>
      <text:p text:style-name="P10"><text:span text:style-name="T9"/></text:p>
      <text:p text:style-name="P10"><text:span text:style-name="T9"><text:tab/>Una vez se compruebe que estas primeras pruebas son correctas, se harán pruebas para comprobar el correcto funcionamiento de todos y cada uno de los casos de uso de nuestras diferentes aplicaciones.</text:span></text:p>
      <text:p text:style-name="P10"><text:span text:style-name="T9"/></text:p>
      <text:p text:style-name="P10"><text:span text:style-name="T9"/></text:p>
      <text:h text:style-name="P17" text:outline-level="1"><text:span text:style-name="T12">3. Planificación de pruebas</text:span></text:h>
      <text:p text:style-name="P10"><text:span text:style-name="T9"/></text:p>
      <text:p text:style-name="P10"><text:span text:style-name="T9"><text:tab/>El desarrollo de las diferentes pruebas que se llevarán a cabo para nuestra proyecto comenzarán a finales de Marzo de 2011, y se irán desarrollando a medida que haya código funcional. Finalmente se hará un conjunto de pruebas finales las cuales comenzarán según la planificación la segunda semana de Abril. Las pruebas se realizarán en la máquina virtual de Android ya que ninguno de los integrantes del grupo disponemos de un dispositivo con dicho sistema operativo. </text:span></text:p>
      <text:p text:style-name="P10"><text:span text:style-name="T9"/></text:p>
      <text:p text:style-name="P10"><text:span text:style-name="T9"/></text:p>
      <text:h text:style-name="P18" text:outline-level="1"><text:span text:style-name="T15">4. Pruebas que se van a realizar para la aplicación viajero</text:span></text:h>
      <text:p text:style-name="P1"><text:span text:style-name="T17"/></text:p>
      <text:p text:style-name="P1"><text:span text:style-name="T17"><text:tab/></text:span><text:span text:style-name="T11">Las diferentes pruebas que se van a llevar a cabo para la aplicación viajero se han obtenido realizando un estudio de todos los requisitos de la aplicación viajero. En este documento se refleja para un determinado requisito las pruebas que se deberán realizar para comprobar el correcto </text:span><text:soft-page-break/><text:span text:style-name="T11">funcionamiento de cada uno de los diferentes prototipos.</text:span></text:p>
      <text:h text:style-name="P14" text:outline-level="4">4.2.1 General</text:h>
      <text:p text:style-name="P10"><text:span text:style-name="T2">REQ_VIA_01_01: </text:span><text:span text:style-name="T4">Cargar las lineas en pantalla.</text:span></text:p>
      <text:p text:style-name="P10"><text:span text:style-name="T2">REQ_VIA_01_01:</text:span><text:span text:style-name="T1"> Si el número de lineas es superior a la pantalla se debe obtener una barra de desplazamiento.</text:span></text:p>
      <text:p text:style-name="P10"><text:span text:style-name="T2">REQ_VIA_01_01: </text:span><text:span text:style-name="T4">Selección de una linea.</text:span></text:p>
      <text:p text:style-name="P8"/>
      <text:h text:style-name="P15" text:outline-level="4">4.2.3 Vista detalle de línea</text:h>
      <text:list xml:id="list38430882" text:style-name="WW8Num1">
        <text:list-item>
          <text:p text:style-name="P11"><text:span text:style-name="T2">REQ_VIA_02_01: </text:span><text:span text:style-name="T4">Trazo del recorrido en el mapa.</text:span></text:p>
        </text:list-item>
        <text:list-item>
          <text:p text:style-name="P4"><text:s/></text:p>
        </text:list-item>
        <text:list-item>
          <text:p text:style-name="P11"><text:span text:style-name="T2">REQ_VIA_02_02: </text:span><text:span text:style-name="T4">Colocar parada en el mapa.</text:span></text:p>
        </text:list-item>
      </text:list>
      <text:p text:style-name="P6"/>
      <text:p text:style-name="P10"><text:span text:style-name="T3">REQ_VIA_02_02: </text:span><text:span text:style-name="T4">Pulsar en parada para ver detalle de la parada.</text:span></text:p>
      <text:list xml:id="list39341712" text:continue-numbering="true" text:style-name="WW8Num1">
        <text:list-item>
          <text:list>
            <text:list-item>
              <text:list>
                <text:list-item>
                  <text:list>
                    <text:list-item>
                      <text:list>
                        <text:list-item>
                          <text:list>
                            <text:list-item>
                              <text:list>
                                <text:list-item>
                                  <text:p text:style-name="P7"/>
                                </text:list-item>
                              </text:list>
                            </text:list-item>
                          </text:list>
                        </text:list-item>
                      </text:list>
                    </text:list-item>
                  </text:list>
                </text:list-item>
              </text:list>
            </text:list-item>
          </text:list>
        </text:list-item>
        <text:list-item>
          <text:p text:style-name="P11"><text:span text:style-name="T3">REQ_VIA_02_02: </text:span><text:span text:style-name="T4">Colocar autobuses que recorren la linea.</text:span></text:p>
          <text:list>
            <text:list-item>
              <text:list>
                <text:list-item>
                  <text:list>
                    <text:list-item>
                      <text:p text:style-name="P9"/>
                    </text:list-item>
                  </text:list>
                </text:list-item>
              </text:list>
            </text:list-item>
          </text:list>
        </text:list-item>
      </text:list>
      <text:h text:style-name="P15" text:outline-level="4">4.2.4 Vista detalle de parada</text:h>
      <text:p text:style-name="P10"><text:span text:style-name="T2">REQ_VIA_03_01: </text:span><text:span text:style-name="T4">Actualizar la información de las lineas con su tiempo.</text:span></text:p>
      <text:p text:style-name="P5"/>
      <text:p text:style-name="P10"><text:span text:style-name="T2">REQ_VIA_03_02: </text:span><text:span text:style-name="T4">Pulsar en una linea y ver detalle de la linea.</text:span></text:p>
      <text:p text:style-name="P3"/>
      <text:p text:style-name="P10"><text:span text:style-name="T2">REQ_VIA_03_03: </text:span><text:span text:style-name="T4">Introducir favoritos a lista.</text:span></text:p>
      <text:p text:style-name="P8"/>
      <text:h text:style-name="P15" text:outline-level="4">4.2.5 Vista de mapa</text:h>
      <text:p text:style-name="P10"><text:span text:style-name="T2">REQ_VIA_04_01: </text:span><text:span text:style-name="T4">Mostrar paradas en mapa</text:span></text:p>
      <text:p text:style-name="P3"><text:s/></text:p>
      <text:p text:style-name="P10"><text:span text:style-name="T2">REQ_VIA_04_03: </text:span><text:span text:style-name="T4">Centrar mapa en una dirección.</text:span></text:p>
      <text:p text:style-name="P6"/>
      <text:h text:style-name="P15" text:outline-level="4">4.2.6 Favoritos</text:h>
      <text:p text:style-name="P3"/>
      <text:p text:style-name="P10"><text:span text:style-name="T2">REQ_VIA_05_02: </text:span><text:span text:style-name="T4">Ordenar Favoritos y eliminar favoritos de la lista.</text:span></text:p>
      <text:p text:style-name="P8"/>
      <text:p text:style-name="P10"><text:span text:style-name="T2">REQ_VIA_05_04: </text:span><text:span text:style-name="T4">Al pulsar en una linea de la lista de favoritos se ve su detalle de linea</text:span><text:span text:style-name="T1">.</text:span></text:p>
      <text:p text:style-name="P8"/>
      <text:p text:style-name="P8"/>
      <text:h text:style-name="P19" text:outline-level="1"><text:span text:style-name="T15">5. Necesidades para realizar las pruebas</text:span></text:h>
      <text:p text:style-name="Standard"><text:span text:style-name="T16"/></text:p>
      <text:p text:style-name="Standard"><text:span text:style-name="T16"><text:tab/></text:span><text:span text:style-name="T21">Para realizar las diferentes pruebas se necesitara hacer un hipotético entorno como el que sería usado por los usuarios de nuestro sistema. Para ello usaremos el SDK de la máquina virtual de Android sobre un entorno de desarrollo Eclipse.</text:span></text:p>
      <text:p text:style-name="Standard"><text:span text:style-name="T21"/></text:p>
      <text:p text:style-name="Standard"><text:span text:style-name="T21"><text:tab/> </text:span></text:p>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ＭＳ ゴシック" svg:font-family="'ＭＳ ゴシック'" style:font-family-generic="modern"/>
    <style:font-face style:name="Helvetica" svg:font-family="Helvetica"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ＭＳ ゴシック" style:font-size-asian="13pt" style:font-weight-asian="bold" style:font-name-complex="Times New Roman" style:font-size-complex="13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17:54:42.09</meta:creation-date>
    <dc:date>2011-03-27T19:22:14.13</dc:date>
    <meta:editing-duration>PT01H04M07S</meta:editing-duration>
    <meta:editing-cycles>3</meta:editing-cycles>
    <meta:generator>OpenOffice.org/3.2$Win32 OpenOffice.org_project/320m18$Build-9502</meta:generator>
    <meta:document-statistic meta:table-count="0" meta:image-count="0" meta:object-count="0" meta:page-count="2" meta:paragraph-count="36" meta:word-count="555" meta:character-count="3526"/>
  </office:meta>
</office:document-meta>
</file>